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lanned emissions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B2]-33.2" office:value-type="float" office:value="848.8" calcext:value-type="float">
            <text:p>848.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B3]-33.2" office:value-type="float" office:value="815.6" calcext:value-type="float">
            <text:p>815.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[.B4]-33.2" office:value-type="float" office:value="782.4" calcext:value-type="float">
            <text:p>782.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[.B5]-33.2" office:value-type="float" office:value="749.2" calcext:value-type="float">
            <text:p>749.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B6]-33.2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[.B7]-33.2" office:value-type="float" office:value="682.8" calcext:value-type="float">
            <text:p>682.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[.B8]-33.2" office:value-type="float" office:value="649.6" calcext:value-type="float">
            <text:p>649.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B9]-33.2" office:value-type="float" office:value="616.4" calcext:value-type="float">
            <text:p>616.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[.B10]-33.2" office:value-type="float" office:value="583.2" calcext:value-type="float">
            <text:p>583.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B12]-14.6" office:value-type="float" office:value="535.4" calcext:value-type="float">
            <text:p>535.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B13]-14.6" office:value-type="float" office:value="520.8" calcext:value-type="float">
            <text:p>520.8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[.B14]-14.6" office:value-type="float" office:value="506.2" calcext:value-type="float">
            <text:p>506.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B15]-14.6" office:value-type="float" office:value="491.6" calcext:value-type="float">
            <text:p>491.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[.B16]-14.6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B17]-14.6" office:value-type="float" office:value="462.4" calcext:value-type="float">
            <text:p>462.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[.B18]-14.6" office:value-type="float" office:value="447.8" calcext:value-type="float">
            <text:p>447.8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[.B19]-14.6" office:value-type="float" office:value="433.2" calcext:value-type="float">
            <text:p>433.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[.B20]-14.6" office:value-type="float" office:value="418.6" calcext:value-type="float">
            <text:p>418.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[.B22]-14.6" office:value-type="float" office:value="389.4" calcext:value-type="float">
            <text:p>389.4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[.B23]-14.6" office:value-type="float" office:value="374.8" calcext:value-type="float">
            <text:p>374.8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[.B24]-14.6" office:value-type="float" office:value="360.2" calcext:value-type="float">
            <text:p>360.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B25]-14.6" office:value-type="float" office:value="345.6" calcext:value-type="float">
            <text:p>345.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[.B26]-14.6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[.B27]-14.6" office:value-type="float" office:value="316.4" calcext:value-type="float">
            <text:p>316.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[.B28]-14.6" office:value-type="float" office:value="301.8" calcext:value-type="float">
            <text:p>301.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B29]-14.6" office:value-type="float" office:value="287.2" calcext:value-type="float">
            <text:p>287.2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[.B30]-14.6" office:value-type="float" office:value="272.6" calcext:value-type="float">
            <text:p>272.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B31]-14.6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[.B32]-14.6" office:value-type="float" office:value="243.4" calcext:value-type="float">
            <text:p>243.4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B33]-14.6" office:value-type="float" office:value="228.8" calcext:value-type="float">
            <text:p>228.8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[.B34]-14.6" office:value-type="float" office:value="214.2" calcext:value-type="float">
            <text:p>214.2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B35]-14.6" office:value-type="float" office:value="199.6" calcext:value-type="float">
            <text:p>199.6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B36]-14.6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B37]-14.6"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B38]-14.6"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B39]-14.6" office:value-type="float" office:value="141.2" calcext:value-type="float">
            <text:p>141.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B40]-14.6" office:value-type="float" office:value="126.6" calcext:value-type="float">
            <text:p>126.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B41]-14.6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B42]-14.6" office:value-type="float" office:value="97.3999999999998" calcext:value-type="float">
            <text:p>97.3999999999998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B43]-14.6" office:value-type="float" office:value="82.7999999999998" calcext:value-type="float">
            <text:p>82.7999999999998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B44]-14.6" office:value-type="float" office:value="68.1999999999999" calcext:value-type="float">
            <text:p>68.199999999999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B45]-14.6" office:value-type="float" office:value="53.5999999999998" calcext:value-type="float">
            <text:p>53.5999999999998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B46]-14.6" office:value-type="float" office:value="38.9999999999998" calcext:value-type="float">
            <text:p>38.9999999999998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B47]-14.6" office:value-type="float" office:value="24.3999999999998" calcext:value-type="float">
            <text:p>24.3999999999998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B48]-14.6" office:value-type="float" office:value="9.79999999999984" calcext:value-type="float">
            <text:p>9.79999999999984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6:30:37.868973270</meta:creation-date>
    <meta:generator>LibreOffice/7.5.9.2$Linux_X86_64 LibreOffice_project/50$Build-2</meta:generator>
    <dc:date>2023-12-30T16:37:03.761335210</dc:date>
    <meta:editing-duration>PT6M26S</meta:editing-duration>
    <meta:editing-cycles>2</meta:editing-cycles>
    <meta:document-statistic meta:table-count="1" meta:cell-count="124" meta:object-count="0"/>
  </office:meta>
</office:document-meta>
</file>